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af5d" officeooo:paragraph-rsid="0011af5d"/>
    </style:style>
    <style:style style:name="P2" style:family="paragraph" style:parent-style-name="Standard">
      <style:text-properties officeooo:rsid="00198bbc" officeooo:paragraph-rsid="0011af5d"/>
    </style:style>
    <style:style style:name="P3" style:family="paragraph" style:parent-style-name="Standard">
      <style:text-properties officeooo:rsid="000fd765" officeooo:paragraph-rsid="0011af5d"/>
    </style:style>
    <style:style style:name="P4" style:family="paragraph" style:parent-style-name="Standard">
      <style:text-properties officeooo:rsid="00118ef2" officeooo:paragraph-rsid="0011af5d"/>
    </style:style>
    <style:style style:name="P5" style:family="paragraph" style:parent-style-name="Standard">
      <style:text-properties officeooo:rsid="0012daec" officeooo:paragraph-rsid="0011af5d"/>
    </style:style>
    <style:style style:name="P6" style:family="paragraph" style:parent-style-name="Standard">
      <style:text-properties officeooo:rsid="001484a5" officeooo:paragraph-rsid="0011af5d"/>
    </style:style>
    <style:style style:name="P7" style:family="paragraph" style:parent-style-name="Standard">
      <style:text-properties officeooo:rsid="0015a9ca" officeooo:paragraph-rsid="0011af5d"/>
    </style:style>
    <style:style style:name="P8" style:family="paragraph" style:parent-style-name="Standard">
      <style:text-properties officeooo:rsid="0017a324" officeooo:paragraph-rsid="0011af5d"/>
    </style:style>
    <style:style style:name="P9" style:family="paragraph" style:parent-style-name="Standard">
      <style:text-properties officeooo:rsid="0018d723" officeooo:paragraph-rsid="0011af5d"/>
    </style:style>
    <style:style style:name="P10" style:family="paragraph" style:parent-style-name="Standard">
      <style:text-properties officeooo:rsid="001c3973" officeooo:paragraph-rsid="0011af5d"/>
    </style:style>
    <style:style style:name="P11" style:family="paragraph" style:parent-style-name="Standard">
      <style:text-properties officeooo:rsid="001b5d9d" officeooo:paragraph-rsid="0011af5d"/>
    </style:style>
    <style:style style:name="P12" style:family="paragraph" style:parent-style-name="Standard">
      <style:text-properties fo:font-style="italic" style:text-underline-style="solid" style:text-underline-width="auto" style:text-underline-color="font-color" fo:font-weight="bold" officeooo:rsid="001c3973" officeooo:paragraph-rsid="0011af5d" style:font-style-asian="italic" style:font-weight-asian="bold" style:font-style-complex="italic" style:font-weight-complex="bold"/>
    </style:style>
    <style:style style:name="P13" style:family="paragraph" style:parent-style-name="Standard">
      <style:text-properties fo:font-style="normal" style:text-underline-style="none" fo:font-weight="normal" officeooo:rsid="001c3973" officeooo:paragraph-rsid="0011af5d" style:font-style-asian="normal" style:font-weight-asian="normal" style:font-style-complex="normal" style:font-weight-complex="normal"/>
    </style:style>
    <style:style style:name="P14" style:family="paragraph" style:parent-style-name="Standard">
      <style:text-properties officeooo:paragraph-rsid="0011af5d"/>
    </style:style>
    <style:style style:name="P15" style:family="paragraph" style:parent-style-name="Standard">
      <style:text-properties officeooo:rsid="00080039" officeooo:paragraph-rsid="0011af5d"/>
    </style:style>
    <style:style style:name="P16" style:family="paragraph" style:parent-style-name="Standard">
      <style:text-properties officeooo:rsid="000781d2" officeooo:paragraph-rsid="0011af5d"/>
    </style:style>
    <style:style style:name="P17" style:family="paragraph" style:parent-style-name="Standard">
      <style:text-properties officeooo:rsid="00088703" officeooo:paragraph-rsid="0011af5d"/>
    </style:style>
    <style:style style:name="P18" style:family="paragraph" style:parent-style-name="Standard">
      <style:text-properties officeooo:rsid="00092b9f" officeooo:paragraph-rsid="0011af5d"/>
    </style:style>
    <style:style style:name="P19" style:family="paragraph" style:parent-style-name="Standard">
      <style:text-properties officeooo:rsid="000a236d" officeooo:paragraph-rsid="0011af5d"/>
    </style:style>
    <style:style style:name="P20" style:family="paragraph" style:parent-style-name="Standard">
      <style:text-properties officeooo:rsid="000bff01" officeooo:paragraph-rsid="0011af5d"/>
    </style:style>
    <style:style style:name="P21" style:family="paragraph" style:parent-style-name="Standard">
      <style:text-properties officeooo:rsid="000cb4f3" officeooo:paragraph-rsid="0011af5d"/>
    </style:style>
    <style:style style:name="P22" style:family="paragraph" style:parent-style-name="Standard">
      <style:text-properties officeooo:rsid="000d7985" officeooo:paragraph-rsid="0011af5d"/>
    </style:style>
    <style:style style:name="T1" style:family="text">
      <style:text-properties officeooo:rsid="00145fd4"/>
    </style:style>
    <style:style style:name="T2" style:family="text">
      <style:text-properties officeooo:rsid="0015a9ca"/>
    </style:style>
    <style:style style:name="T3" style:family="text">
      <style:text-properties officeooo:rsid="001722d2"/>
    </style:style>
    <style:style style:name="T4" style:family="text">
      <style:text-properties officeooo:rsid="0017a324"/>
    </style:style>
    <style:style style:name="T5" style:family="text">
      <style:text-properties officeooo:rsid="00198bbc"/>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officeooo:rsid="001cf5e3"/>
    </style:style>
    <style:style style:name="T8" style:family="text">
      <style:text-properties officeooo:rsid="00088703"/>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0a236d"/>
    </style:style>
    <style:style style:name="T11" style:family="text">
      <style:text-properties officeooo:rsid="000bff01"/>
    </style:style>
    <style:style style:name="T12" style:family="text">
      <style:text-properties officeooo:rsid="000d63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EN PARA EL PARCIAL:</text:p>
      <text:p text:style-name="P1"/>
      <text:p text:style-name="P3">Clase6</text:p>
      <text:p text:style-name="P3"/>
      <text:p text:style-name="P3">Memoria dividida en dos partes:</text:p>
      <text:p text:style-name="P3"/>
      <text:p text:style-name="P3">principal (ROM): velocidad, es volatil. CACHE, esta dentro de la principal, es rápida pero pequeña</text:p>
      <text:p text:style-name="P3"/>
      <text:p text:style-name="P3">secundaria: almacenamiento, complementan al sistema de memoria, es memoria fija.</text:p>
      <text:p text:style-name="P3"/>
      <text:p text:style-name="P3">Disco duro hdd</text:p>
      <text:p text:style-name="P3">Disco opticcos DVD</text:p>
      <text:p text:style-name="P3">USB</text:p>
      <text:p text:style-name="P3"/>
      <text:p text:style-name="P3">las unidades opticas son los cds dvds y blue rays y las memorias usb forman parte de las memorias flash</text:p>
      <text:p text:style-name="P3"/>
      <text:p text:style-name="P4">Memoria Principal:</text:p>
      <text:p text:style-name="P4">volatilidad, se pierden datos. cuando se corta la electricidad, tiene que volver a traer todos los datos del disco duro</text:p>
      <text:p text:style-name="P4"/>
      <text:p text:style-name="P4"/>
      <text:p text:style-name="P4"/>
      <text:p text:style-name="P5">Diferencia entre memoria principal y secundaria</text:p>
      <text:p text:style-name="P5"/>
      <text:p text:style-name="P5">mPrincipal: cache <text:s/>L1,L2,L3,L4, RAM,ROM(viene con la RAM incorporada), registros del CPU</text:p>
      <text:p text:style-name="P5"><text:tab/> <text:s text:c="5"/><text:span text:style-name="T1">ROM: tiene la bios, la info de arranque de la compu</text:span></text:p>
      <text:p text:style-name="P5"/>
      <text:p text:style-name="P6">Caracteristicas: capacidad y velocidad</text:p>
      <text:p text:style-name="P5"/>
      <text:p text:style-name="P5">mSecundaria:</text:p>
      <text:p text:style-name="P5"/>
      <text:p text:style-name="P5"/>
      <text:p text:style-name="P5"/>
      <text:p text:style-name="P6">DUAL CHANNEL: cuando el CPU se puede comunicar por dos canales con la memoria principal, <text:span text:style-name="T2">deben compartir la misma capacidad, velocidad, latencia y voltaje</text:span></text:p>
      <text:p text:style-name="P6"/>
      <text:p text:style-name="P7">Latencia: tiempo que tardo entre hacer un pedidio y la respuesta</text:p>
      <text:p text:style-name="P7">voltaje: hace referencia a la energía consumida por el modulo RAM</text:p>
      <text:p text:style-name="P7"/>
      <text:p text:style-name="P7">Paginacion y segmentacion:</text:p>
      <text:p text:style-name="P7"/>
      <text:p text:style-name="P7">paginacion: lo utiliza la memoria RAM para dividir sus bloques o páginas, en cada bloque se guardan programas o datos. El tamaño entre ellos son todos iguales</text:p>
      <text:p text:style-name="P7"/>
      <text:p text:style-name="P7">segmentacion: cuando el sist operativo guarda un programa en la memoria RAM, <text:span text:style-name="T3">se guarda en un principio uno al lado del otro. Cuando borro una me queda un espacio, el nuevo programa ocupa este espacio y otro mas abajo y queda separado. Minetras mas borremos mas desordenado va a quedar. Hace referencia a los segmentos que nos quedan sin utilizar. La</text:span><text:span text:style-name="T4"> segmentacion aparece cuando un programa utiliza una parte de la pagina y deja una parte que despues se ocupa por otro programa</text:span></text:p>
      <text:p text:style-name="P7"/>
      <text:p text:style-name="P7"><text:soft-page-break/>fragmentacion: La fragmentación se produce en la memoria, en el disco tambien, hay una forma de desfragmentar y optimizar los discos, pero hasta ahora entiendo que es lo que hace realmente. <text:span text:style-name="T3">Hace referencia a cada una de las páginas, como nos quedan divididas</text:span></text:p>
      <text:p text:style-name="P7"/>
      <text:p text:style-name="P8">HARD DISK SENTINAL: VIDA UTIL DEL DISCO, TAMBIEN El Crystal disk info es muy confiable para determinar el estado del disco</text:p>
      <text:p text:style-name="P8"/>
      <text:p text:style-name="P9">plantas vs zombis 2MB</text:p>
      <text:p text:style-name="P9">Need ford speed 121MB</text:p>
      <text:p text:style-name="P9">Resident evil <text:s text:c="4"/>363 MB</text:p>
      <text:p text:style-name="P9">Code Arms <text:s text:c="8"/>49,8</text:p>
      <text:p text:style-name="P9">Street faghiter <text:s text:c="3"/>78,2</text:p>
      <text:p text:style-name="P9">diver <text:s text:c="13"/>491,4</text:p>
      <text:p text:style-name="P9"/>
      <text:p text:style-name="P2">1GB</text:p>
      <text:p text:style-name="P2"/>
      <text:p text:style-name="P2">81MB</text:p>
      <text:p text:style-name="P2"/>
      <text:p text:style-name="P9">metal slug <text:s text:c="4"/><text:span text:style-name="T5">663</text:span> <text:s text:c="2"/></text:p>
      <text:p text:style-name="P2">burnout <text:s text:c="8"/>682</text:p>
      <text:p text:style-name="P2">1GB</text:p>
      <text:p text:style-name="P2"/>
      <text:p text:style-name="P2"/>
      <text:p text:style-name="P2">402,4</text:p>
      <text:p text:style-name="P2"/>
      <text:p text:style-name="P2">Motorstorm <text:s/>753</text:p>
      <text:p text:style-name="P2">1GB</text:p>
      <text:p text:style-name="P2"/>
      <text:p text:style-name="P2">130,4</text:p>
      <text:p text:style-name="P2"/>
      <text:p text:style-name="P2">CRAZ <text:s text:c="6"/>834</text:p>
      <text:p text:style-name="P2"/>
      <text:p text:style-name="P2">Ps2003 <text:s text:c="4"/>975</text:p>
      <text:p text:style-name="P2">1GB</text:p>
      <text:p text:style-name="P2"/>
      <text:p text:style-name="P2"/>
      <text:p text:style-name="P2">915,4</text:p>
      <text:p text:style-name="P2"/>
      <text:p text:style-name="P2">cualbycity <text:s text:c="5"/>1,2</text:p>
      <text:p text:style-name="P2">2GB</text:p>
      <text:p text:style-name="P2"/>
      <text:p text:style-name="P2">96,2</text:p>
      <text:p text:style-name="P2"/>
      <text:p text:style-name="P11">II</text:p>
      <text:p text:style-name="P11">Clase6?</text:p>
      <text:p text:style-name="P11"/>
      <text:p text:style-name="P11">Memoria RAM (Memoria principal): volatil, temporal, mas pequeña, es más rápida</text:p>
      <text:p text:style-name="P11">Memoria secundaria es permanente y mas grande, es de menor velocidad</text:p>
      <text:p text:style-name="P14"/>
      <text:p text:style-name="P14">La cache funciona como la ram pero esta internamente en el procesador, de manera que le ahorra al procesador ir a la ram y sacar las instrucciones de ahi</text:p>
      <text:p text:style-name="P11"/>
      <text:p text:style-name="P11"><text:soft-page-break/>CPU: Unidad de procesamiento central CEREBRO de la compu</text:p>
      <text:p text:style-name="P11"/>
      <text:p text:style-name="P11">Discos ssd vs hdd</text:p>
      <text:p text:style-name="P11"/>
      <text:p text:style-name="P10">Memoria cache:se borran, son volátiles L1 mas rápida pero tiene menor tamaño, L2 segunda y L3 mas lenta. Están dentro del CPU</text:p>
      <text:p text:style-name="P10"/>
      <text:p text:style-name="P10">la mamoria mas rápida es la pila, que se divide en la heap y en la stack, luego las caches (L1, L2, L3) luego las ram, y luego la SSD/HDD</text:p>
      <text:p text:style-name="P11"/>
      <text:p text:style-name="P10">Memoria ROM: en general almacena el BIOs y algunos controladores, es de solo lectura.</text:p>
      <text:p text:style-name="P10"/>
      <text:p text:style-name="P10">IMPORTENTE ESTUDIAR: componentes principales y como se comunican: GPU, buses, RAM, etc <text:span text:style-name="T6">Arquitectura de comunicación entre componentes</text:span></text:p>
      <text:p text:style-name="P12"/>
      <text:p text:style-name="P13">GPU: Procesador para gráficos. Para videojuegos, Puede tener mas núcleos. <text:span text:style-name="T7">Tiene mas núcleos pero más pequeños.</text:span> <text:span text:style-name="T7">Es una placa de video. Se la utiliza en bitcons, videojuegos, modelos computacionales cientificos, inteligencia artificial, autocad edicion 3D. Tiene memoria propia, no usa la memoria de la PC, tiene su RAM específica</text:span></text:p>
      <text:p text:style-name="P10"/>
      <text:p text:style-name="P10"/>
      <text:p text:style-name="P16">Clase de repaso II:</text:p>
      <text:p text:style-name="P16"/>
      <text:p text:style-name="P16">Memorias:</text:p>
      <text:p text:style-name="P16"/>
      <text:p text:style-name="P16">Procesador:</text:p>
      <text:p text:style-name="P16"/>
      <text:p text:style-name="P16">Puente norte: </text:p>
      <text:p text:style-name="P16"/>
      <text:p text:style-name="P16">Puente sur:</text:p>
      <text:p text:style-name="P16"/>
      <text:p text:style-name="P16"/>
      <text:p text:style-name="P16">NO VA LA ESTRUCTURA INTERNA DEL S.O.</text:p>
      <text:p text:style-name="P16"/>
      <text:p text:style-name="P16">SI VA ESTRUCTURA INTERNA DEL KERNEL Y CPU</text:p>
      <text:p text:style-name="P16"/>
      <text:p text:style-name="P16">KERNEL: MICROKERNEL</text:p>
      <text:p text:style-name="P16"/>
      <text:p text:style-name="P15">COMANDO PARA BORRAR rm-r sirve para borrar todas las carpetas</text:p>
      <text:p text:style-name="P15"><text:s text:c="50"/><text:span text:style-name="T8">rm-f con la f fuerza el borrado, lo borra aunque lo esté usando</text:span></text:p>
      <text:p text:style-name="P15"/>
      <text:p text:style-name="P17">LA TERMINAL ES UN PROGRAMA QUE ESTÁ PRESENTE EN TODOS LOS SISTEMAS OPERATIVOS, A TRAVÉS DE BASH, A TRAVÉS DE MD, POWERSHELL, ETC</text:p>
      <text:p text:style-name="P17"/>
      <text:p text:style-name="P17">SISTEMAS OPERATIVOS VIEJOS, <text:span text:style-name="T9">BASADOS EN TERMINAL</text:span> SON <text:s/>LOS <text:span text:style-name="T9">ÚNICOS</text:span> <text:s/>MONOTAREAS. SI TIENE WINDOWS NO ES MONOTAREA</text:p>
      <text:p text:style-name="P15"/>
      <text:p text:style-name="P18">RAM RANDOM ACCES MEMORY</text:p>
      <text:p text:style-name="P18"/>
      <text:p text:style-name="P19">UN SOCKET (SOCALO) ES UN MÓDULO DONDE VA EL PROCESADOR</text:p>
      <text:p text:style-name="P19"/>
      <text:p text:style-name="P19"><text:soft-page-break/>QUE MEMORIAS SIRVEN PARA QUE LA COMPUTADORA PUEDA INICIARSE: MEMORIA ROM</text:p>
      <text:p text:style-name="P15"><text:s text:c="14"/></text:p>
      <text:p text:style-name="P19">MEMORIA CAHCHE</text:p>
      <text:p text:style-name="P15"><text:span text:style-name="T10">L1 ES MAS RAPIDA QUE LA L2, L2 ES MÁS RÁPIDA QUE LA L3</text:span> <text:s text:c="7"/></text:p>
      <text:p text:style-name="P15"/>
      <text:p text:style-name="P20">CARACTERISTICAS DE LA MEMORIA RAM:</text:p>
      <text:p text:style-name="P20">CAPACIDAD, </text:p>
      <text:p text:style-name="P20">VELOCIDAD, </text:p>
      <text:p text:style-name="P20">LATENCIA </text:p>
      <text:p text:style-name="P15"><text:span text:style-name="T11">VOLTAJE: </text:span><text:span text:style-name="T12">CADA MÓDULO VIENE ALIMENTADO POR UNA FUENTE</text:span></text:p>
      <text:p text:style-name="P15"/>
      <text:p text:style-name="P15"><text:span text:style-name="T11">ESTUDIAR LOS REGISTROS DEL PROCESADOR: MAR, PC </text:span><text:s/><text:span text:style-name="T11">Y IR</text:span> <text:s text:c="13"/></text:p>
      <text:p text:style-name="P15">Registros de la CPU Un registros es una memoria de <text:s/>muy alta velocidad, que se utiliza en los procesadores para acceder a informacion importante de manera rapida, la CPU tiene 5 registros internos: <text:s text:c="10"/></text:p>
      <text:p text:style-name="P15"/>
      <text:p text:style-name="P15">1. PC: Program Counter</text:p>
      <text:p text:style-name="P15">2. IR: Instructions Register</text:p>
      <text:p text:style-name="P15">3. MAR: Memory adress register</text:p>
      <text:p text:style-name="P15">4. MDR: Memory data register Accumulator</text:p>
      <text:p text:style-name="P15"/>
      <text:p text:style-name="P21">FRAGMENTACION Y SEGMENTACION NO SE TOMA PORQUE NO SE VIERON EN ALGUNAS COMISIONES</text:p>
      <text:p text:style-name="P21">BUSES NO PREGUNTARON</text:p>
      <text:p text:style-name="P21">EL GPU VIENEN INTEGRADO</text:p>
      <text:p text:style-name="P15"/>
      <text:p text:style-name="P22">GIT INIT, GIT CLONE, GIT ADD., GIT COMMIT, GIT PUSH, GIT PULL, GIT LOG: MUESTRA TODOS LOS COMMIT, GIT STATUS, GIT MERGE: PARA UNIFICAR LOS CAMBIOS DE LAS RAMAS </text:p>
      <text:p text:style-name="P22"/>
      <text:p text:style-name="P22">CONFIG DE USER Y CONTRASEÑA</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1T18:50:46.740000000</meta:creation-date>
    <dc:date>2021-04-11T19:26:47.961000000</dc:date>
    <meta:editing-duration>PT36M1S</meta:editing-duration>
    <meta:editing-cycles>1</meta:editing-cycles>
    <meta:document-statistic meta:table-count="0" meta:image-count="0" meta:object-count="0" meta:page-count="4" meta:paragraph-count="92" meta:word-count="842" meta:character-count="5176" meta:non-whitespace-character-count="4252"/>
    <meta:generator>LibreOffice/6.4.2.2$Windows_X86_64 LibreOffice_project/4e471d8c02c9c90f512f7f9ead8875b57fcb1ec3</meta:generator>
  </office:meta>
</office:document-meta>
</file>